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0000" draw:textarea-horizontal-align="justify" draw:textarea-vertical-align="middle" draw:auto-grow-height="false" fo:min-height="1.299cm" fo:min-width="0.11cm" draw:shadow="visible" draw:shadow-offset-x="0.071cm" draw:shadow-offset-y="0.071cm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2.04cm" fo:min-width="0.11cm" draw:shadow="visible" draw:shadow-offset-x="0.071cm" draw:shadow-offset-y="0.071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0.208cm" fo:min-width="0.105cm" draw:shadow="visible" draw:shadow-offset-x="0.071cm" draw:shadow-offset-y="0.071cm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1.66cm" fo:min-width="0.11cm" draw:shadow="visible" draw:shadow-offset-x="0.071cm" draw:shadow-offset-y="0.071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19cm" fo:min-width="2.3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.724cm" draw:shadow="hidden" draw:shadow-offset-x="0.071cm" draw:shadow-offset-y="0.071cm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text-properties fo:font-size="24pt" fo:font-weight="bold"/>
    </style:style>
    <style:style style:name="T1" style:family="text">
      <style:text-properties fo:font-size="2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1cm" svg:height="1.549cm" svg:x="0.148cm" svg:y="1.4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1cm" svg:height="2.29cm" svg:x="1.685cm" svg:y="0.7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05cm" svg:height="0.458cm" svg:x="0.928cm" svg:y="2.5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1cm" svg:height="1.91cm" svg:x="2.447cm" svg:y="1.1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92cm" svg:height="0.889cm" svg:x="0.111cm" svg:y="0.0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3.224cm" svg:height="1.047cm" svg:x="-0.041cm" svg:y="0.054cm">
          <draw:text-box>
            <text:p><text:span text:style-name="T1">CPU#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3.2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illes Mouchard</meta:initial-creator>
    <meta:creation-date>2019-02-12T11:15:28.650283939</meta:creation-date>
    <dc:date>2019-03-01T15:34:23.166482500</dc:date>
    <dc:creator>Gilles Mouchard</dc:creator>
    <meta:editing-duration>PT4H49M36S</meta:editing-duration>
    <meta:editing-cycles>11</meta:editing-cycles>
    <meta:generator>LibreOffice/6.1.5.2$Linux_X86_64 LibreOffice_project/10$Build-2</meta:generator>
    <meta:document-statistic meta:object-count="6"/>
  </office:meta>
</office:document-meta>
</file>